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text-position="0% 100%" style:font-name="Calibri" fo:font-size="8.5pt" fo:font-weight="bold" officeooo:rsid="00259d14" officeooo:paragraph-rsid="00214569" style:font-size-asian="8.5pt" style:font-weight-asian="bold" style:font-size-complex="8.5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Calibri" fo:font-size="8.5pt" officeooo:paragraph-rsid="00214569" style:font-size-asian="8.5pt" style:font-size-complex="8.5pt"/>
    </style:style>
    <style:style style:name="P3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Calibri" fo:font-size="8.5pt" officeooo:paragraph-rsid="001db719" style:font-size-asian="8.5pt" style:font-size-complex="8.5pt"/>
    </style:style>
    <style:style style:name="P4" style:family="paragraph" style:parent-style-name="Standard">
      <style:paragraph-properties fo:line-height="150%" fo:text-align="start" style:justify-single-word="false"/>
      <style:text-properties style:font-name="Calibri" fo:font-size="8.5pt" officeooo:rsid="001f0806" officeooo:paragraph-rsid="001f0806" style:font-size-asian="8.5pt" style:font-size-complex="8.5pt"/>
    </style:style>
    <style:style style:name="P5" style:family="paragraph" style:parent-style-name="Standard">
      <style:paragraph-properties fo:line-height="150%" fo:text-align="start" style:justify-single-word="false"/>
      <style:text-properties style:font-name="Calibri" fo:font-size="8.5pt" officeooo:rsid="00187d1e" officeooo:paragraph-rsid="001db719" style:font-size-asian="8.5pt" style:font-size-complex="8.5pt"/>
    </style:style>
    <style:style style:name="P6" style:family="paragraph" style:parent-style-name="Standard">
      <style:paragraph-properties fo:line-height="100%" fo:text-align="start" style:justify-single-word="false"/>
      <style:text-properties style:font-name="Calibri" fo:font-size="8.5pt" fo:font-style="normal" fo:font-weight="normal" officeooo:rsid="001a560d" officeooo:paragraph-rsid="001db719" style:font-size-asian="8.5pt" style:font-style-asian="normal" style:font-weight-asian="normal" style:font-size-complex="8.5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Calibri" fo:font-size="8.5pt" fo:font-style="normal" fo:font-weight="normal" officeooo:rsid="001a560d" officeooo:paragraph-rsid="00214569" style:font-size-asian="8.5pt" style:font-style-asian="normal" style:font-weight-asian="normal" style:font-size-complex="8.5pt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 fo:padding="0.0193in" fo:border-left="none" fo:border-right="none" fo:border-top="0.06pt solid #000000" fo:border-bottom="0.06pt solid #000000" style:shadow="none"/>
      <style:text-properties style:font-name="Calibri" fo:font-size="11pt" fo:font-weight="bold" officeooo:rsid="0023228a" officeooo:paragraph-rsid="0023228a" fo:background-color="#bdcad8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50%" fo:text-align="start" style:justify-single-word="false" fo:padding="0.0193in" fo:border-left="none" fo:border-right="none" fo:border-top="0.06pt solid #000000" fo:border-bottom="0.06pt solid #000000" style:shadow="none"/>
      <style:text-properties style:font-name="Calibri" fo:font-size="11pt" fo:font-weight="bold" officeooo:rsid="0023c2f1" officeooo:paragraph-rsid="0023c2f1" fo:background-color="#9cc09c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start" style:justify-single-word="false" fo:padding="0.0193in" fo:border-left="none" fo:border-right="none" fo:border-top="0.06pt solid #000000" fo:border-bottom="0.06pt solid #000000" style:shadow="none"/>
      <style:text-properties style:font-name="Calibri" fo:font-size="11pt" fo:font-weight="bold" officeooo:rsid="0023228a" officeooo:paragraph-rsid="00214569" fo:background-color="#9cc09c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00%" fo:text-align="start" style:justify-single-word="false" style:shadow="none"/>
      <style:text-properties style:font-name="Calibri" fo:font-size="8.5pt" fo:font-style="normal" fo:font-weight="bold" officeooo:rsid="00296f4d" officeooo:paragraph-rsid="001db719" style:font-size-asian="8.5pt" style:font-style-asian="normal" style:font-weight-asian="bold" style:font-size-complex="8.5pt" style:font-style-complex="normal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>
        <style:tab-stops/>
      </style:paragraph-properties>
      <style:text-properties style:font-name="Calibri" fo:font-size="20pt" fo:font-style="normal" fo:font-weight="bold" officeooo:rsid="00180cfa" officeooo:paragraph-rsid="001db719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line-height="150%" fo:text-align="start" style:justify-single-word="false" style:border-line-width="0in 0.0016in 0.0008in" fo:padding="0.0193in" fo:border="0.14pt double #000000" style:shadow="none"/>
      <style:text-properties style:font-name="Calibri" fo:font-size="11pt" fo:font-weight="bold" officeooo:rsid="0023c2f1" officeooo:paragraph-rsid="0023c2f1" fo:background-color="#bdcad8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style:font-name="Calibri" fo:font-size="8.5pt" officeooo:rsid="001f0806" officeooo:paragraph-rsid="001f0806" style:font-size-asian="8.5pt" style:font-size-complex="8.5pt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style:font-name="Calibri" fo:font-size="8.5pt" officeooo:paragraph-rsid="001f0806" style:font-size-asian="8.5pt" style:font-size-complex="8.5pt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style:font-name="Calibri" fo:font-size="8.5pt" officeooo:rsid="002e2224" officeooo:paragraph-rsid="001db719" style:font-size-asian="8.5pt" style:font-size-complex="8.5pt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ibri" fo:font-size="8.5pt" officeooo:rsid="00379203" officeooo:paragraph-rsid="001db719" style:font-size-asian="8.5pt" style:font-size-complex="8.5pt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ibri" fo:font-size="8.5pt" officeooo:rsid="003ee8e9" officeooo:paragraph-rsid="001db719" style:font-size-asian="8.5pt" style:font-size-complex="8.5pt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style:font-name="Calibri" fo:font-size="8.5pt" officeooo:rsid="00214569" officeooo:paragraph-rsid="003d827f" style:font-size-asian="8.5pt" style:font-size-complex="8.5pt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style:font-name="Calibri" fo:font-size="8.5pt" style:text-underline-style="none" fo:font-weight="normal" officeooo:rsid="001f0806" officeooo:paragraph-rsid="001f0806" style:font-size-asian="8.5pt" style:font-weight-asian="normal" style:font-size-complex="8.5pt" style:font-weight-complex="normal"/>
    </style:style>
    <style:style style:name="P21" style:family="paragraph" style:parent-style-name="Standard" style:list-style-name="L2">
      <style:paragraph-properties fo:line-height="150%" fo:text-align="start" style:justify-single-word="false"/>
      <style:text-properties style:font-name="Calibri" fo:font-size="8.5pt" fo:font-style="normal" fo:font-weight="normal" officeooo:rsid="00214569" officeooo:paragraph-rsid="002784a8" style:font-size-asian="8.5pt" style:font-style-asian="normal" style:font-weight-asian="normal" style:font-size-complex="8.5pt" style:font-style-complex="normal" style:font-weight-complex="normal"/>
    </style:style>
    <style:style style:name="P22" style:family="paragraph" style:parent-style-name="Standard" style:list-style-name="L2">
      <style:paragraph-properties fo:line-height="150%" fo:text-align="start" style:justify-single-word="false"/>
      <style:text-properties fo:font-size="8.5pt" officeooo:paragraph-rsid="00441aa2" style:font-size-asian="8.5pt" style:font-size-complex="8.5pt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font-size="8.5pt" officeooo:paragraph-rsid="00214569" style:font-size-asian="8.5pt" style:font-size-complex="8.5pt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style:font-name="Arial" fo:font-size="8.5pt" officeooo:rsid="00214569" officeooo:paragraph-rsid="00214569" style:font-size-asian="8.5pt" style:font-size-complex="8.5pt"/>
    </style:style>
    <style:style style:name="P25" style:family="paragraph" style:parent-style-name="Standard">
      <style:paragraph-properties fo:line-height="150%" fo:text-align="start" style:justify-single-word="false" fo:padding="0.0193in" fo:border-left="none" fo:border-right="none" fo:border-top="0.06pt solid #000000" fo:border-bottom="0.06pt solid #000000" style:shadow="none"/>
      <style:text-properties fo:color="#000000" style:font-name="Calibri" fo:font-size="11pt" fo:font-weight="bold" officeooo:rsid="0023228a" officeooo:paragraph-rsid="00214569" fo:background-color="#9cc09c" style:font-size-asian="11pt" style:font-weight-asian="bold" style:font-size-complex="11pt" style:font-weight-complex="bold"/>
    </style:style>
    <style:style style:name="P26" style:family="paragraph" style:parent-style-name="Standard">
      <style:paragraph-properties fo:line-height="150%" fo:text-align="start" style:justify-single-word="false" fo:padding="0.0193in" fo:border-left="none" fo:border-right="none" fo:border-top="0.06pt solid #000000" fo:border-bottom="0.06pt solid #000000" style:shadow="none"/>
      <style:text-properties officeooo:paragraph-rsid="00214569"/>
    </style:style>
    <style:style style:name="P27" style:family="paragraph" style:parent-style-name="Standard" style:list-style-name="L1">
      <style:paragraph-properties fo:line-height="150%" fo:text-align="end" style:justify-single-word="false" style:writing-mode="page"/>
      <style:text-properties fo:font-size="8.5pt" officeooo:paragraph-rsid="003885be" style:font-size-asian="8.5pt" style:font-size-complex="8.5pt"/>
    </style:style>
    <style:style style:name="P28" style:family="paragraph" style:parent-style-name="Standard" style:list-style-name="L1">
      <style:paragraph-properties fo:line-height="150%" fo:text-align="end" style:justify-single-word="false" style:writing-mode="page"/>
      <style:text-properties fo:font-size="8.5pt" officeooo:paragraph-rsid="003a4d25" style:font-size-asian="8.5pt" style:font-size-complex="8.5pt"/>
    </style:style>
    <style:style style:name="P29" style:family="paragraph" style:parent-style-name="Standard" style:list-style-name="L1">
      <style:paragraph-properties fo:line-height="150%" fo:text-align="start" style:justify-single-word="false" style:writing-mode="page"/>
      <style:text-properties fo:font-size="8.5pt" officeooo:paragraph-rsid="00214569" style:font-size-asian="8.5pt" style:font-size-complex="8.5pt"/>
    </style:style>
    <style:style style:name="P30" style:family="paragraph" style:parent-style-name="Standard" style:list-style-name="L1">
      <style:paragraph-properties fo:line-height="150%" fo:text-align="start" style:justify-single-word="false" style:writing-mode="page"/>
      <style:text-properties fo:font-size="8.5pt" officeooo:paragraph-rsid="002ed41e" style:font-size-asian="8.5pt" style:font-size-complex="8.5pt"/>
    </style:style>
    <style:style style:name="P31" style:family="paragraph" style:parent-style-name="Standard" style:list-style-name="L1">
      <style:paragraph-properties fo:line-height="150%" fo:text-align="end" style:justify-single-word="false" style:writing-mode="page"/>
      <style:text-properties style:font-name="Calibri" fo:font-size="8.5pt" officeooo:rsid="00214569" officeooo:paragraph-rsid="003a4d25" style:font-size-asian="8.5pt" style:font-size-complex="8.5pt"/>
    </style:style>
    <style:style style:name="P32" style:family="paragraph" style:parent-style-name="Standard" style:list-style-name="L1">
      <style:paragraph-properties fo:line-height="150%" fo:text-align="start" style:justify-single-word="false" style:writing-mode="page"/>
      <style:text-properties officeooo:paragraph-rsid="00441aa2"/>
    </style:style>
    <style:style style:name="P33" style:family="paragraph" style:parent-style-name="Standard">
      <style:paragraph-properties fo:line-height="150%" fo:text-align="start" style:justify-single-word="false" style:writing-mode="page"/>
      <style:text-properties officeooo:paragraph-rsid="00441aa2"/>
    </style:style>
    <style:style style:name="T1" style:family="text">
      <style:text-properties fo:font-style="normal" fo:font-weight="normal" officeooo:rsid="0023228a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5bd59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d827f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3dbe1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3dd08d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21a566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2e2224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379203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2069d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1f35f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a4d25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normal" officeooo:rsid="00180cfa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3d9620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692dfa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379203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59d14" style:font-style-asian="normal" style:font-weight-asian="normal" style:font-style-complex="normal" style:font-weight-complex="normal"/>
    </style:style>
    <style:style style:name="T18" style:family="text">
      <style:text-properties style:text-position="super 58%" fo:font-weight="bold" officeooo:rsid="00259d14" style:font-weight-asian="bold" style:font-weight-complex="bold"/>
    </style:style>
    <style:style style:name="T19" style:family="text">
      <style:text-properties fo:font-variant="normal" fo:text-transform="none" fo:color="#222222" fo:letter-spacing="normal" fo:font-style="normal" style:text-underline-style="none" fo:font-weight="normal" officeooo:rsid="00180cfa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222222" fo:letter-spacing="normal" fo:font-style="normal" style:text-underline-style="none" fo:font-weight="normal" officeooo:rsid="00259d14" style:font-style-asian="normal" style:font-weight-asian="normal" style:font-style-complex="normal" style:font-weight-complex="normal"/>
    </style:style>
    <style:style style:name="T21" style:family="text">
      <style:text-properties officeooo:rsid="003d9620"/>
    </style:style>
    <style:style style:name="T22" style:family="text">
      <style:text-properties style:text-position="0% 100%" fo:font-style="normal" fo:font-weight="bold" officeooo:rsid="003d9620" style:font-style-asian="normal" style:font-weight-asian="bold" style:font-style-complex="normal" style:font-weight-complex="bold"/>
    </style:style>
    <style:style style:name="T23" style:family="text">
      <style:text-properties style:text-position="0% 100%" fo:font-style="normal" fo:font-weight="bold" officeooo:rsid="001f0806" style:font-style-asian="normal" style:font-weight-asian="bold" style:font-style-complex="normal" style:font-weight-complex="bold"/>
    </style:style>
    <style:style style:name="T24" style:family="text">
      <style:text-properties style:text-position="0% 100%" fo:font-style="normal" fo:font-weight="bold" officeooo:rsid="003a4d25" style:font-style-asian="normal" style:font-weight-asian="bold" style:font-style-complex="normal" style:font-weight-complex="bold"/>
    </style:style>
    <style:style style:name="T25" style:family="text">
      <style:text-properties style:text-position="0% 100%" fo:font-weight="bold" officeooo:rsid="00259d14" style:font-weight-asian="bold" style:font-weight-complex="bold"/>
    </style:style>
    <style:style style:name="T26" style:family="text">
      <style:text-properties style:text-position="0% 100%" style:font-name="Calibri" fo:font-size="8.5pt" fo:font-style="normal" fo:font-weight="bold" officeooo:rsid="003d9620" style:font-size-asian="8.5pt" style:font-style-asian="normal" style:font-weight-asian="bold" style:font-size-complex="8.5pt" style:font-style-complex="normal" style:font-weight-complex="bold"/>
    </style:style>
    <style:style style:name="T27" style:family="text">
      <style:text-properties style:text-position="0% 100%" style:font-name="Calibri" fo:font-size="8.5pt" fo:font-style="normal" fo:font-weight="bold" officeooo:rsid="003885be" style:font-size-asian="8.5pt" style:font-style-asian="normal" style:font-weight-asian="bold" style:font-size-complex="8.5pt" style:font-style-complex="normal" style:font-weight-complex="bold"/>
    </style:style>
    <style:style style:name="T28" style:family="text">
      <style:text-properties style:text-position="0% 100%" style:font-name="Calibri" fo:font-size="8.5pt" fo:font-style="normal" fo:font-weight="bold" officeooo:rsid="001f0806" style:font-size-asian="8.5pt" style:font-style-asian="normal" style:font-weight-asian="bold" style:font-size-complex="8.5pt" style:font-style-complex="normal" style:font-weight-complex="bold"/>
    </style:style>
    <style:style style:name="T29" style:family="text">
      <style:text-properties style:text-position="0% 100%" style:font-name="Calibri" fo:font-style="normal" fo:font-weight="bold" officeooo:rsid="003d9620" style:font-style-asian="normal" style:font-weight-asian="bold" style:font-style-complex="normal" style:font-weight-complex="bold"/>
    </style:style>
    <style:style style:name="T30" style:family="text">
      <style:text-properties style:text-position="0% 100%" style:font-name="Calibri" fo:font-style="normal" fo:font-weight="bold" officeooo:rsid="003885be" style:font-style-asian="normal" style:font-weight-asian="bold" style:font-style-complex="normal" style:font-weight-complex="bold"/>
    </style:style>
    <style:style style:name="T31" style:family="text">
      <style:text-properties style:text-position="0% 100%" style:font-name="Calibri" fo:font-style="normal" fo:font-weight="bold" officeooo:rsid="001f0806" style:font-style-asian="normal" style:font-weight-asian="bold" style:font-style-complex="normal" style:font-weight-complex="bold"/>
    </style:style>
    <style:style style:name="T32" style:family="text">
      <style:text-properties style:text-position="0% 100%" style:font-name="Calibri" fo:font-style="normal" fo:font-weight="bold" officeooo:rsid="003a4d25" style:font-style-asian="normal" style:font-weight-asian="bold" style:font-style-complex="normal" style:font-weight-complex="bold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36b78c" style:font-style-asian="italic" style:font-weight-asian="bold" style:font-style-complex="italic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62c01" style:font-weight-asian="normal" style:font-weight-complex="normal"/>
    </style:style>
    <style:style style:name="T37" style:family="text">
      <style:text-properties style:text-underline-style="none" fo:font-weight="normal" officeooo:rsid="00379203" style:font-weight-asian="normal" style:font-weight-complex="normal"/>
    </style:style>
    <style:style style:name="T38" style:family="text">
      <style:text-properties style:text-underline-style="none" fo:font-weight="normal" officeooo:rsid="001f0806" style:font-weight-asian="normal" style:font-weight-complex="normal"/>
    </style:style>
    <style:style style:name="T39" style:family="text">
      <style:text-properties style:text-underline-style="none" fo:font-weight="normal" officeooo:rsid="002eb620" style:font-weight-asian="normal" style:font-weight-complex="normal"/>
    </style:style>
    <style:style style:name="T40" style:family="text">
      <style:text-properties style:text-underline-style="none" fo:font-weight="normal" officeooo:rsid="00267730" style:font-weight-asian="normal" style:font-weight-complex="normal"/>
    </style:style>
    <style:style style:name="T41" style:family="text">
      <style:text-properties style:text-underline-style="none" fo:font-weight="normal" officeooo:rsid="00372a24" style:font-weight-asian="normal" style:font-weight-complex="normal"/>
    </style:style>
    <style:style style:name="T42" style:family="text">
      <style:text-properties officeooo:rsid="00223463"/>
    </style:style>
    <style:style style:name="T43" style:family="text">
      <style:text-properties officeooo:rsid="00228252"/>
    </style:style>
    <style:style style:name="T44" style:family="text">
      <style:text-properties officeooo:rsid="002e2224"/>
    </style:style>
    <style:style style:name="T45" style:family="text">
      <style:text-properties style:font-name="Calibri" officeooo:rsid="00214569"/>
    </style:style>
    <style:style style:name="T46" style:family="text">
      <style:text-properties style:font-name="Calibri" fo:font-style="normal" fo:font-weight="normal" officeooo:rsid="00228252" style:font-style-asian="normal" style:font-weight-asian="normal" style:font-style-complex="normal" style:font-weight-complex="normal"/>
    </style:style>
    <style:style style:name="T47" style:family="text">
      <style:text-properties style:font-name="Calibri" fo:font-style="normal" fo:font-weight="normal" officeooo:rsid="00214569" style:font-style-asian="normal" style:font-weight-asian="normal" style:font-style-complex="normal" style:font-weight-complex="normal"/>
    </style:style>
    <style:style style:name="T48" style:family="text">
      <style:text-properties style:font-name="Calibri" fo:font-style="normal" fo:font-weight="normal" officeooo:rsid="002784a8" style:font-style-asian="normal" style:font-weight-asian="normal" style:font-style-complex="normal" style:font-weight-complex="normal"/>
    </style:style>
    <style:style style:name="T49" style:family="text">
      <style:text-properties style:font-name="Calibri" fo:font-style="normal" fo:font-weight="normal" officeooo:rsid="00285c5f" style:font-style-asian="normal" style:font-weight-asian="normal" style:font-style-complex="normal" style:font-weight-complex="normal"/>
    </style:style>
    <style:style style:name="T50" style:family="text">
      <style:text-properties style:font-name="Calibri" fo:font-style="normal" fo:font-weight="normal" officeooo:rsid="003cfaa5" style:font-style-asian="normal" style:font-weight-asian="normal" style:font-style-complex="normal" style:font-weight-complex="normal"/>
    </style:style>
    <style:style style:name="T51" style:family="text">
      <style:text-properties style:font-name="Calibri" fo:font-style="normal" fo:font-weight="normal" officeooo:rsid="00441aa2" style:font-style-asian="normal" style:font-weight-asian="normal" style:font-style-complex="normal" style:font-weight-complex="normal"/>
    </style:style>
    <style:style style:name="T52" style:family="text">
      <style:text-properties style:font-name="Calibri" fo:font-style="normal" fo:font-weight="bold" officeooo:rsid="003885be" style:font-style-asian="normal" style:font-weight-asian="bold" style:font-style-complex="normal" style:font-weight-complex="bold"/>
    </style:style>
    <style:style style:name="T53" style:family="text">
      <style:text-properties style:font-name="Calibri" fo:font-style="normal" fo:font-weight="bold" officeooo:rsid="002069dd" style:font-style-asian="normal" style:font-weight-asian="bold" style:font-style-complex="normal" style:font-weight-complex="bold"/>
    </style:style>
    <style:style style:name="T54" style:family="text">
      <style:text-properties style:font-name="Calibri" fo:font-style="normal" fo:font-weight="bold" officeooo:rsid="003a4d25" style:font-style-asian="normal" style:font-weight-asian="bold" style:font-style-complex="normal" style:font-weight-complex="bold"/>
    </style:style>
    <style:style style:name="T55" style:family="text">
      <style:text-properties style:font-name="Calibri" officeooo:rsid="002e2224"/>
    </style:style>
    <style:style style:name="T56" style:family="text">
      <style:text-properties style:font-name="Calibri" fo:font-weight="bold" officeooo:rsid="0023228a" fo:background-color="#9cc09c" loext:char-shading-value="0" style:font-weight-asian="bold" style:font-weight-complex="bold"/>
    </style:style>
    <style:style style:name="T57" style:family="text">
      <style:text-properties style:font-name="Calibri" fo:font-weight="bold" officeooo:rsid="002d485f" fo:background-color="#9cc09c" loext:char-shading-value="0" style:font-weight-asian="bold" style:font-weight-complex="bold"/>
    </style:style>
    <style:style style:name="T58" style:family="text">
      <style:text-properties style:font-name="Calibri" fo:font-weight="bold" officeooo:rsid="0023228a" fo:background-color="#ffffff" loext:char-shading-value="0" style:font-weight-asian="bold" style:font-weight-complex="bold"/>
    </style:style>
    <style:style style:name="T59" style:family="text">
      <style:text-properties style:font-name="Calibri" officeooo:rsid="002784a8"/>
    </style:style>
    <style:style style:name="T60" style:family="text">
      <style:text-properties style:font-name="Calibri" officeooo:rsid="00285c5f"/>
    </style:style>
    <style:style style:name="T61" style:family="text">
      <style:text-properties style:font-name="Calibri" officeooo:rsid="002fbd24"/>
    </style:style>
    <style:style style:name="T62" style:family="text">
      <style:text-properties style:font-name="Calibri" fo:font-size="8.5pt" fo:font-style="normal" fo:font-weight="bold" officeooo:rsid="003885be" style:font-size-asian="8.5pt" style:font-style-asian="normal" style:font-weight-asian="bold" style:font-size-complex="8.5pt" style:font-style-complex="normal" style:font-weight-complex="bold"/>
    </style:style>
    <style:style style:name="T63" style:family="text">
      <style:text-properties style:font-name="Calibri" fo:font-size="8.5pt" fo:font-style="normal" fo:font-weight="bold" officeooo:rsid="002069dd" style:font-size-asian="8.5pt" style:font-style-asian="normal" style:font-weight-asian="bold" style:font-size-complex="8.5pt" style:font-style-complex="normal" style:font-weight-complex="bold"/>
    </style:style>
    <style:style style:name="T64" style:family="text">
      <style:text-properties style:font-name="Calibri" fo:font-size="8.5pt" fo:font-style="normal" fo:font-weight="bold" officeooo:rsid="0045eb8d" fo:background-color="#9cc09c" loext:char-shading-value="0" style:font-size-asian="8.5pt" style:font-style-asian="normal" style:font-weight-asian="bold" style:font-size-complex="8.5pt" style:font-style-complex="normal" style:font-weight-complex="bold"/>
    </style:style>
    <style:style style:name="T65" style:family="text">
      <style:text-properties style:font-name="Calibri" fo:font-size="8.5pt" officeooo:rsid="002784a8" style:font-size-asian="8.5pt" style:font-size-complex="8.5pt"/>
    </style:style>
    <style:style style:name="T66" style:family="text">
      <style:text-properties style:font-name="Calibri" fo:font-size="8.5pt" officeooo:rsid="002e2224" style:font-size-asian="8.5pt" style:font-size-complex="8.5pt"/>
    </style:style>
    <style:style style:name="T67" style:family="text">
      <style:text-properties style:font-name="Calibri" fo:font-size="8.5pt" officeooo:rsid="003cfaa5" style:font-size-asian="8.5pt" style:font-size-complex="8.5pt"/>
    </style:style>
    <style:style style:name="T68" style:family="text">
      <style:text-properties style:font-name="Calibri" fo:font-size="8.5pt" officeooo:rsid="00285c5f" style:font-size-asian="8.5pt" style:font-size-complex="8.5pt"/>
    </style:style>
    <style:style style:name="T69" style:family="text">
      <style:text-properties style:font-name="Calibri" officeooo:rsid="003cfaa5"/>
    </style:style>
    <style:style style:name="T70" style:family="text">
      <style:text-properties style:font-name="Calibri" officeooo:rsid="003d827f"/>
    </style:style>
    <style:style style:name="T71" style:family="text">
      <style:text-properties style:font-name="Calibri" fo:font-size="11pt" fo:font-weight="bold" officeooo:rsid="0023228a" fo:background-color="#9cc09c" loext:char-shading-value="0" style:font-size-asian="11pt" style:font-weight-asian="bold" style:font-size-complex="11pt" style:font-weight-complex="bold"/>
    </style:style>
    <style:style style:name="T72" style:family="text">
      <style:text-properties style:font-name="Calibri" fo:font-size="11pt" fo:font-weight="bold" officeooo:rsid="002d485f" fo:background-color="#9cc09c" loext:char-shading-value="0" style:font-size-asian="11pt" style:font-weight-asian="bold" style:font-size-complex="11pt" style:font-weight-complex="bold"/>
    </style:style>
    <style:style style:name="T73" style:family="text">
      <style:text-properties style:font-name="Calibri" fo:font-size="11pt" fo:font-weight="bold" officeooo:rsid="0045eb8d" fo:background-color="#9cc09c" loext:char-shading-value="0" style:font-size-asian="11pt" style:font-weight-asian="bold" style:font-size-complex="11pt" style:font-weight-complex="bold"/>
    </style:style>
    <style:style style:name="T74" style:family="text">
      <style:text-properties style:font-name="Calibri" fo:font-size="11pt" fo:font-weight="bold" officeooo:rsid="0023228a" fo:background-color="#ffffff" loext:char-shading-value="0" style:font-size-asian="11pt" style:font-weight-asian="bold" style:font-size-complex="11pt" style:font-weight-complex="bold"/>
    </style:style>
    <style:style style:name="T75" style:family="text">
      <style:text-properties fo:background-color="#9cc09c" loext:char-shading-value="0"/>
    </style:style>
    <style:style style:name="T76" style:family="text">
      <style:text-properties officeooo:rsid="0030b350" fo:background-color="#9cc09c" loext:char-shading-value="0"/>
    </style:style>
    <style:style style:name="T77" style:family="text">
      <style:text-properties officeooo:rsid="003d827f" fo:background-color="#9cc09c" loext:char-shading-value="0"/>
    </style:style>
    <style:style style:name="T78" style:family="text">
      <style:text-properties officeooo:rsid="0040d7e6" fo:background-color="#9cc09c" loext:char-shading-value="0"/>
    </style:style>
    <style:style style:name="T79" style:family="text">
      <style:text-properties officeooo:rsid="002fbd24"/>
    </style:style>
    <style:style style:name="T80" style:family="text">
      <style:text-properties officeooo:rsid="0042c8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217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7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1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1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1.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1.7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2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2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2.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2.7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3283in" fo:text-indent="-0.25in" fo:margin-left="0.328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/>Keaton MacLeod</text:p>
      <text:p text:style-name="P3"><text:span text:style-name="T13">74 </text:span><text:span text:style-name="T14">Hickory </text:span><text:span text:style-name="T15">W</text:span><text:span text:style-name="T14">ood</text:span><text:span text:style-name="T13"> </text:span><text:span text:style-name="T16">P</text:span><text:span text:style-name="T13">lace, Winnipeg, Manitoba, </text:span><text:span text:style-name="T14">R2C-4Z3 </text:span><text:span text:style-name="T13"><text:s/></text:span><text:span text:style-name="T19">•</text:span><text:span text:style-name="T13"> <text:s/></text:span><text:span text:style-name="T17">(204) 299-0185 </text:span><text:span text:style-name="T20">• </text:span><text:span text:style-name="T17">macleo12@myumanitoba.ca</text:span></text:p>
      <text:p text:style-name="P13"><text:span text:style-name="T75"><text:s/>Educatio</text:span><text:span text:style-name="T78">n</text:span><text:span text:style-name="T75"><text:tab/><text:tab/><text:tab/><text:tab/><text:tab/><text:tab/><text:tab/><text:tab/><text:tab/><text:tab/><text:tab/> <text:s text:c="18"/><text:tab/> <text:s text:c="19"/></text:span></text:p>
      <text:p text:style-name="P1"><text:span text:style-name="T35">Bachelor of Computer Science – Honours (Co-op Progra</text:span><text:span text:style-name="T36">m)<text:tab/><text:tab/><text:tab/> <text:s text:c="3"/><text:tab/><text:tab/><text:tab/><text:tab/> <text:s text:c="14"/></text:span>September 2014<text:span text:style-name="T21"> – </text:span>Present</text:p>
      <text:p text:style-name="P2"><text:span text:style-name="T25">University of Manitoba (3</text:span><text:span text:style-name="T18">rd</text:span><text:span text:style-name="T25"> Year)</text:span></text:p>
      <text:p text:style-name="P11"/>
      <text:p text:style-name="P9">Work Experience <text:tab/><text:tab/><text:tab/> <text:s/><text:span text:style-name="T80">Git / JIRA / JavaScript / Bootstrap / jQuery / Mustache / HQL / Groovy on Grails</text:span></text:p>
      <text:p text:style-name="P4"><text:span text:style-name="T11">Agriculture and Agri-Food Canada </text:span><text:span text:style-name="T6"><text:tab/><text:tab/><text:tab/><text:tab/><text:tab/><text:tab/><text:tab/><text:tab/><text:tab/> <text:s text:c="15"/>January 2017 – April 2017</text:span></text:p>
      <text:list xml:id="list974472717" text:style-name="L1">
        <text:list-item>
          <text:p text:style-name="P14"><text:span text:style-name="T44">D</text:span>evelop<text:span text:style-name="T42">ing</text:span> an electronic signature<text:span text:style-name="T42">s application</text:span> <text:span text:style-name="T42">as</text:span> a centralized HUB for <text:span text:style-name="T43">the</text:span> creation, viewing and signing of documents</text:p>
        </text:list-item>
        <text:list-item>
          <text:p text:style-name="P15"><text:span text:style-name="T37">Back </text:span><text:span text:style-name="T38">E</text:span><text:span text:style-name="T37">nd: </text:span><text:span text:style-name="T40">P</text:span><text:span text:style-name="T38">rogramm</text:span><text:span text:style-name="T41">ing</text:span><text:span text:style-name="T37"> domains, controllers and complex services</text:span></text:p>
        </text:list-item>
        <text:list-item>
          <text:p text:style-name="P15"><text:span text:style-name="T39">Front </text:span><text:span text:style-name="T38">E</text:span><text:span text:style-name="T39">nd: Responsible for all app</text:span><text:span text:style-name="T38">lication</text:span><text:span text:style-name="T39"> visuals and </text:span><text:span text:style-name="T38">layout of UI</text:span></text:p>
          <text:p text:style-name="P20"/>
        </text:list-item>
      </text:list>
      <text:p text:style-name="P5"><text:span text:style-name="T7">Warehouse Assistant </text:span><text:span text:style-name="T8">and Cashier, </text:span><text:span text:style-name="T9">Giant Tiger</text:span><text:span text:style-name="T6"><text:tab/></text:span><text:span text:style-name="T33"><text:tab/><text:tab/> <text:s/><text:tab/> <text:s text:c="6"/><text:tab/> <text:tab/><text:tab/> <text:s text:c="18"/></text:span><text:span text:style-name="T34">N</text:span><text:span text:style-name="T10">ovember 2013</text:span><text:span text:style-name="T22"> – </text:span><text:span text:style-name="T23">December 2016</text:span></text:p>
      <text:list xml:id="list352544548655" text:continue-numbering="true" text:style-name="L1">
        <text:list-item>
          <text:p text:style-name="P16">Providing a welcoming store experience by helping customers with item locations, prices and quantities</text:p>
        </text:list-item>
        <text:list-item>
          <text:p text:style-name="P17">Training new employees by demonstrating how to perform grocery and stock tasks effectively</text:p>
        </text:list-item>
        <text:list-item>
          <text:p text:style-name="P18">Collaborating with other grocery members to complete tasks in a designated time frame</text:p>
        </text:list-item>
      </text:list>
      <text:p text:style-name="P6"/>
      <text:p text:style-name="P26"><text:span text:style-name="T71"><text:s/>Game Developmen</text:span><text:span text:style-name="T72">t</text:span><text:span text:style-name="T71"><text:tab/><text:tab/><text:tab/><text:tab/><text:tab/><text:tab/><text:tab/><text:tab/><text:tab/> <text:s text:c="7"/><text:tab/> <text:s text:c="14"/>C++ / SDL / </text:span><text:span text:style-name="T73">Unity </text:span></text:p>
      <text:list xml:id="list1937138717" text:style-name="L2">
        <text:list-item>
          <text:p text:style-name="P22"><text:span text:style-name="T47">C++ game </text:span><text:span text:style-name="T48">with smooth movement and visuals</text:span><text:span text:style-name="T47"> that does all spawns, gravity, collisions and rendering with personal computation and SD</text:span><text:span text:style-name="T48">L:</text:span></text:p>
          <text:list>
            <text:list-header>
              <text:p text:style-name="P22"><text:a xlink:type="simple" xlink:href="https://github.com/KeatonMacLeod/RunningMan" text:style-name="Internet_20_link" text:visited-style-name="Visited_20_Internet_20_Link"><text:span text:style-name="T47">https://github.com/KeatonMacLeod/RunningMan</text:span></text:a></text:p>
            </text:list-header>
          </text:list>
        </text:list-item>
        <text:list-item>
          <text:p text:style-name="P22"><text:span text:style-name="T50">Side-scrolling</text:span><text:span text:style-name="T46"> </text:span><text:span text:style-name="T51">platformer with complete</text:span><text:span text:style-name="T48"> </text:span><text:span text:style-name="T49">UI</text:span><text:span text:style-name="T46"> </text:span><text:span text:style-name="T49">developed </text:span><text:span text:style-name="T46">alongside tutorials on Unity and C# to learn quicker game development with more features:</text:span></text:p>
          <text:list>
            <text:list-header>
              <text:p text:style-name="P22"><text:a xlink:type="simple" xlink:href="https://github.com/KeatonMacLeod/JackTheGiantRemake" text:style-name="Internet_20_link" text:visited-style-name="Visited_20_Internet_20_Link"><text:span text:style-name="T46">https://github.com/KeatonMacLeod/JackTheGiantRemake</text:span></text:a></text:p>
            </text:list-header>
          </text:list>
          <text:p text:style-name="P21"/>
        </text:list-item>
      </text:list>
      <text:p text:style-name="P25"><text:s/>Algorithms and Problem Solving<text:tab/><text:tab/><text:tab/><text:tab/><text:tab/><text:tab/><text:tab/><text:tab/> <text:s text:c="5"/><text:tab/> <text:s text:c="13"/>Java / C++ <text:s/></text:p>
      <text:list xml:id="list352976600572" text:continue-list="list35254454865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7"><text:span text:style-name="T52"><text:s text:c="3"/>December</text:span><text:span text:style-name="T53"> 201</text:span><text:span text:style-name="T52">6</text:span><text:span text:style-name="T29"> – </text:span><text:span text:style-name="T30">March</text:span><text:span text:style-name="T31"> 201</text:span><text:span text:style-name="T30">7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span text:style-name="T65">Develop</text:span><text:span text:style-name="T68">ing</text:span><text:span text:style-name="T66"> solutions for a variety of concise </text:span><text:span text:style-name="T67">and </text:span><text:span text:style-name="T66">challenging problems on LeetCode </text:span><text:span text:style-name="T65">to practice code</text:span><text:span text:style-name="T66"> efficiency and readability:</text:span></text:p>
        </text:list-item>
      </text:list>
      <text:p text:style-name="P33"><text:span text:style-name="T66"><text:tab/></text:span><text:a xlink:type="simple" xlink:href="https://github.com/KeatonMacLeod/LeetCodeSolutions" text:style-name="Internet_20_link" text:visited-style-name="Visited_20_Internet_20_Link"><text:span text:style-name="T66">https://github.com/KeatonMacLeod/LeetCodeSolutions</text:span></text:a></text:p>
      <text:list xml:id="list353968158657" text:continue-numbering="true" text:style-name="L1">
        <text:list-item>
          <text:p text:style-name="P30"><text:span text:style-name="T59">D</text:span><text:span text:style-name="T55">ata structure </text:span><text:span text:style-name="T59">knowledge, problem analysis and application </text:span><text:span text:style-name="T69">on numerous critical thinking problems</text:span><text:span text:style-name="T59">: </text:span></text:p>
          <text:p text:style-name="P30"><text:a xlink:type="simple" xlink:href="https://github.com/KeatonMacLeod/CrackingTheCodingInterview" text:style-name="Internet_20_link" text:visited-style-name="Visited_20_Internet_20_Link"><text:span text:style-name="T55">https://github.com/KeatonMacLeod/CrackingTheCodingInterview</text:span></text:a></text:p>
        </text:list-item>
        <text:list-item>
          <text:p text:style-name="P29"><text:span text:style-name="T60">Solving</text:span><text:span text:style-name="T45"> complex word problems from challenging resources </text:span><text:span text:style-name="T60">such as Google Code Jam:</text:span><text:span text:style-name="T45"> </text:span><text:a xlink:type="simple" xlink:href="https://github.com/KeatonMacLeod/GoogleCodeJam/tree/master/CodeJam2016" text:style-name="Internet_20_link" text:visited-style-name="Visited_20_Internet_20_Link"><text:span text:style-name="T45">https://github.com/KeatonMacLeod/GoogleCodeJam/tree/master/CodeJam2016</text:span></text:a></text:p>
        </text:list-item>
      </text:list>
      <text:p text:style-name="P7"/>
      <text:p text:style-name="P10"><text:s/><text:span text:style-name="T79">Dynamic Programming / Graphical User Interface</text:span><text:tab/><text:tab/><text:tab/> <text:s text:c="24"/><text:tab/> <text:s text:c="52"/>Java <text:s text:c="9"/></text:p>
      <text:list xml:id="list35317334392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8"><text:span text:style-name="T54">November</text:span><text:span text:style-name="T53"> 201</text:span><text:span text:style-name="T52">6</text:span><text:span text:style-name="T29"> –</text:span><text:span text:style-name="T32"> December 2016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span text:style-name="T70">F</text:span><text:span text:style-name="T45">irst coding project</text:span><text:span text:style-name="T60"> using Java WindowBuilder </text:span><text:span text:style-name="T61">that uses the </text:span><text:span text:style-name="T70">dynamic </text:span><text:span text:style-name="T61">CYK algorithm to determine if a string can be generated by a context-free grammar:</text:span><text:span text:style-name="T45"> </text:span><text:a xlink:type="simple" xlink:href="https://github.com/KeatonMacLeod/CYK" text:style-name="Internet_20_link" text:visited-style-name="Visited_20_Internet_20_Link"><text:span text:style-name="T45">https://github.com/KeatonMacLeod/CYK</text:span></text:a><text:span text:style-name="T45"> </text:span></text:p>
        </text:list-item>
      </text:list>
      <text:p text:style-name="P8"><text:span text:style-name="T75"><text:s/>Machine Learning<text:tab/><text:tab/><text:tab/><text:tab/><text:tab/><text:tab/> <text:s text:c="10"/><text:tab/><text:tab/><text:tab/> <text:s text:c="30"/>Python / </text:span><text:span text:style-name="T77">Sklearn</text:span><text:span text:style-name="T76"> </text:span></text:p>
      <text:list xml:id="list35386999472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1"><text:span text:style-name="T12">April</text:span><text:span text:style-name="T10"> 201</text:span><text:span text:style-name="T12">7</text:span><text:span text:style-name="T22"> –</text:span><text:span text:style-name="T24"> Present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"><text:span text:style-name="T1">Currently working through an online course where </text:span><text:span text:style-name="T2">I </text:span><text:span text:style-name="T3">have covered </text:span><text:span text:style-name="T1">Naive Bayes, Support Vector Machines and Decision Tree </text:span><text:span text:style-name="T3">machine learning </text:span><text:span text:style-name="T1">algorithms</text:span></text:p>
        </text:list-item>
        <text:list-item>
          <text:p text:style-name="P19"><text:span text:style-name="T2"><text:s/></text:span><text:span text:style-name="T3">Trained classifiers </text:span><text:span text:style-name="T5">with</text:span><text:span text:style-name="T3"> </text:span><text:span text:style-name="T4">thousands of </text:span><text:span text:style-name="T3">training dat</text:span><text:span text:style-name="T4">a samples</text:span><text:span text:style-name="T3"> to distinguish the author of emails </text:span><text:span text:style-name="T4">on test data </text:span><text:span text:style-name="T3">using the above algorithms</text:span></text:p>
          <text:p text:style-name="P24"/>
          <text:p text:style-name="P24"/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5in" fo:margin-bottom="0.45in" fo:margin-left="0.45in" fo:margin-right="0.4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1:19:37.575000000</meta:creation-date>
    <dc:date>2017-05-05T00:03:51.871000000</dc:date>
    <meta:editing-duration>PT1H27M38S</meta:editing-duration>
    <meta:editing-cycles>41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38" meta:word-count="359" meta:character-count="2924" meta:non-whitespace-character-count="2255"/>
  </office:meta>
</office:document-meta>
</file>